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2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3" style:family="paragraph" style:parent-style-name="Standard">
      <style:paragraph-properties fo:break-before="page"/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4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sv" fo:country="SE"/>
    </style:style>
    <style:style style:name="T3" style:family="text">
      <style:text-properties style:text-position="0% 100%" fo:language="sv" fo:country="SE"/>
    </style:style>
    <style:style style:name="T4" style:family="text">
      <style:text-properties style:text-position="super 58%" fo:language="sv" fo:country="S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ktionsmängden</text:p>
      <text:p text:style-name="P1"/>
      <text:p text:style-name="P1"><text:tab/><draw:frame draw:style-name="fr1" draw:name="Object1" text:anchor-type="as-char" svg:y="-0.767cm" svg:width="6.939cm" svg:height="1.28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är ortogonal på intervallet [–p; p] med den inre produkten</text:p>
      <text:p text:style-name="P1"/>
      <text:p text:style-name="P1"><text:tab/><draw:frame draw:style-name="fr1" draw:name="Object2" text:anchor-type="as-char" svg:y="-0.767cm" svg:width="5.209cm" svg:height="1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Fourierserien till en funktion ƒ definierad på intervallet ]–p; p[ ges av:</text:p>
      <text:p text:style-name="P1"/>
      <text:p text:style-name="P1"><text:tab/><draw:frame draw:style-name="fr1" draw:name="Object3" text:anchor-type="as-char" svg:y="-0.767cm" svg:width="8.241cm" svg:height="1.16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text:tab/><draw:frame draw:style-name="fr1" draw:name="Object4" text:anchor-type="as-char" svg:y="-0.767cm" svg:width="3.36cm" svg:height="1.531cm" draw:z-index="3"><draw:object xlink:href="./Object 4" xlink:type="simple" xlink:show="embed" xlink:actuate="onLoad"/><draw:image xlink:href="./ObjectReplacements/Object 4" xlink:type="simple" xlink:show="embed" xlink:actuate="onLoad"/></draw:frame><text:tab/><draw:frame draw:style-name="fr1" draw:name="Object5" text:anchor-type="as-char" svg:y="-0.767cm" svg:width="5.318cm" svg:height="1.53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text:tab/><text:tab/>n ≠ 0<text:tab/><text:tab/><text:tab/><draw:frame draw:style-name="fr1" draw:name="Object6" text:anchor-type="as-char" svg:y="-0.767cm" svg:width="5.219cm" svg:height="1.53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/>
      <text:p text:style-name="P1">Fourierserien för en jämn funktion på intervallet ]–p; p[:</text:p>
      <text:p text:style-name="P1"/>
      <text:p text:style-name="P1"><text:tab/><draw:frame draw:style-name="fr1" draw:name="Object7" text:anchor-type="as-char" svg:y="-0.767cm" svg:width="5.482cm" svg:height="1.16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<text:tab/><draw:frame draw:style-name="fr1" draw:name="Object8" text:anchor-type="as-char" svg:y="-0.767cm" svg:width="3.373cm" svg:height="1.531cm" draw:z-index="7"><draw:object xlink:href="./Object 8" xlink:type="simple" xlink:show="embed" xlink:actuate="onLoad"/><draw:image xlink:href="./ObjectReplacements/Object 8" xlink:type="simple" xlink:show="embed" xlink:actuate="onLoad"/></draw:frame><text:tab/><draw:frame draw:style-name="fr1" draw:name="Object9" text:anchor-type="as-char" svg:y="-0.767cm" svg:width="5.318cm" svg:height="1.53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/>
      <text:p text:style-name="P1">Fourierserien för en udda funktion på intervallet ]–p; p[:</text:p>
      <text:p text:style-name="P1"/>
      <text:p text:style-name="P1"><text:tab/><draw:frame draw:style-name="fr1" draw:name="Object10" text:anchor-type="as-char" svg:y="-0.767cm" svg:width="4.524cm" svg:height="1.152cm" draw:z-index="9"><draw:object xlink:href="./Object 10" xlink:type="simple" xlink:show="embed" xlink:actuate="onLoad"/><draw:image xlink:href="./ObjectReplacements/Object 10" xlink:type="simple" xlink:show="embed" xlink:actuate="onLoad"/></draw:frame><text:tab/><text:tab/><draw:frame draw:style-name="fr1" draw:name="Object11" text:anchor-type="as-char" svg:y="-0.767cm" svg:width="5.149cm" svg:height="1.53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Konvergensvillkor:</text:p>
      <text:p text:style-name="P1"/>
      <text:p text:style-name="P1"><text:tab/>Låt ƒ och ƒ' vara styckvis kontinuerliga på intervallet ]–p; p[.</text:p>
      <text:p text:style-name="P1"/>
      <text:p text:style-name="P1"><text:tab/>Då konvergerar ƒ:s Fourierserie mot<draw:frame draw:style-name="fr2" draw:name="Object12" text:anchor-type="as-char" svg:width="2.63cm" svg:height="1.109cm" draw:z-index="11"><draw:object xlink:href="./Object 12" xlink:type="simple" xlink:show="embed" xlink:actuate="onLoad"/><draw:image xlink:href="./ObjectReplacements/Object 12" xlink:type="simple" xlink:show="embed" xlink:actuate="onLoad"/></draw:frame>.</text:p>
      <text:p text:style-name="P1"><text:soft-page-break/>⁅z.c.11.2.7.⁆</text:p>
      <text:p text:style-name="P1"/>
      <text:p text:style-name="P1">ƒ(x) = x + π,<text:tab/>–π &lt; x &lt; π</text:p>
      <text:p text:style-name="P1"/>
      <text:p text:style-name="P1"/>
      <text:p text:style-name="P1"><draw:frame draw:style-name="fr1" draw:name="Object13" text:anchor-type="as-char" svg:y="-0.767cm" svg:width="7.057cm" svg:height="1.531cm" draw:z-index="28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/>
      <text:p text:style-name="P1"><draw:frame draw:style-name="fr1" draw:name="Object14" text:anchor-type="as-char" svg:y="-0.767cm" svg:width="12.896cm" svg:height="1.683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<draw:frame draw:style-name="fr1" draw:name="Object15" text:anchor-type="as-char" svg:y="-0.767cm" svg:width="6.519cm" svg:height="1.812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/>
      <text:p text:style-name="P1"/>
      <text:p text:style-name="P1"><draw:frame draw:style-name="fr1" draw:name="Object16" text:anchor-type="as-char" svg:y="-0.767cm" svg:width="13.319cm" svg:height="1.683c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><draw:frame draw:style-name="fr1" draw:name="Object17" text:anchor-type="as-char" svg:y="-0.767cm" svg:width="11.961cm" svg:height="1.27cm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/>
      <text:p text:style-name="P1"/>
      <text:p text:style-name="P1"><draw:frame draw:style-name="fr1" draw:name="Object18" text:anchor-type="as-char" svg:y="-0.767cm" svg:width="5.198cm" svg:height="1.148cm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3">⁅z.c.12.4.1.⁆</text:p>
      <text:p text:style-name="P1"/>
      <text:p text:style-name="P1"><draw:frame draw:style-name="fr2" draw:name="Object19" text:anchor-type="as-char" svg:width="9.985cm" svg:height="1.152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  <text:p text:style-name="P1">Det återstår nu att bestämma konstanterna a<text:span text:style-name="T1">n</text:span> och b<text:span text:style-name="T1">n</text:span>.</text:p>
      <text:p text:style-name="P1"/>
      <text:p text:style-name="P1">Begynnelsevillkoret ger oss:</text:p>
      <text:p text:style-name="P1"/>
      <text:p text:style-name="P1"><text:tab/><draw:frame draw:style-name="fr2" draw:name="Object20" text:anchor-type="as-char" svg:width="11.499cm" svg:height="1.152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/>
      <text:p text:style-name="P1"/>
      <text:p text:style-name="P1">Fourierserien för en udda funktion på intervallet ]–p; p[:</text:p>
      <text:p text:style-name="P1"/>
      <text:p text:style-name="P1"><text:tab/><draw:frame draw:style-name="fr2" draw:name="Object21" text:anchor-type="as-char" svg:width="9.862cm" svg:height="1.531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><text:tab/><draw:frame draw:style-name="fr2" draw:name="Object22" text:anchor-type="as-char" svg:width="7.01cm" svg:height="1.512cm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p text:style-name="P1"/>
      <text:p text:style-name="P1"/>
      <text:p text:style-name="P1"><draw:frame draw:style-name="fr2" draw:name="Object23" text:anchor-type="as-char" svg:width="8.922cm" svg:height="1.087cm" draw:z-index="25"><draw:object xlink:href="./Object 23" xlink:type="simple" xlink:show="embed" xlink:actuate="onLoad"/><draw:image xlink:href="./ObjectReplacements/Object 23" xlink:type="simple" xlink:show="embed" xlink:actuate="onLoad"/></draw:frame>,<text:tab/>b<text:span text:style-name="T1">n</text:span> = 0</text:p>
      <text:p text:style-name="P1"/>
      <text:p text:style-name="P1"><draw:frame draw:style-name="fr2" draw:name="Object24" text:anchor-type="as-char" svg:width="8.28cm" svg:height="1.531cm" draw:z-index="26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"/>
      <text:p text:style-name="P3">⁅z.c.12.3.3.⁆</text:p>
      <text:p text:style-name="P1"/>
      <text:p text:style-name="P1">Värmeledesekvation.</text:p>
      <text:p text:style-name="P1"/>
      <text:p text:style-name="P1">Find the temperature u(x; t) in a rod of length L if the initial temperature is ƒ(x) throughout and if the ends x = 0 and x = L are insulated.</text:p>
      <text:p text:style-name="P1"/>
      <text:p text:style-name="P1"><draw:frame draw:style-name="fr2" draw:name="Object25" text:anchor-type="as-char" svg:width="2.284cm" svg:height="1.155cm" draw:z-index="17"><draw:object xlink:href="./Object 25" xlink:type="simple" xlink:show="embed" xlink:actuate="onLoad"/><draw:image xlink:href="./ObjectReplacements/Object 25" xlink:type="simple" xlink:show="embed" xlink:actuate="onLoad"/></draw:frame>,<text:tab/>0 &lt; x &lt; L,<text:tab/>t &gt; 0</text:p>
      <text:p text:style-name="P1"/>
      <text:p text:style-name="P1">Randvillkor:<draw:frame draw:style-name="fr2" draw:name="Object26" text:anchor-type="as-char" svg:width="3.05cm" svg:height="2.325cm" draw:z-index="18"><draw:object xlink:href="./Object 26" xlink:type="simple" xlink:show="embed" xlink:actuate="onLoad"/><draw:image xlink:href="./ObjectReplacements/Object 26" xlink:type="simple" xlink:show="embed" xlink:actuate="onLoad"/></draw:frame>, <text:s text:c="2"/>t &gt; 0</text:p>
      <text:p text:style-name="P1"/>
      <text:p text:style-name="P1">Begynnelsevillkor: u(x; 0) = ƒ(x),<text:tab/>0 &lt; x &lt; L</text:p>
      <text:p text:style-name="P1"/>
      <text:p text:style-name="P1"/>
      <text:p text:style-name="P1">Separera variablerna:<text:tab/>u(x; t) = X(x)T(t)</text:p>
      <text:p text:style-name="P1"/>
      <text:p text:style-name="P1">kX''(x)T(t) = X(x)T'(t)</text:p>
      <text:p text:style-name="P1"/>
      <text:p text:style-name="P1">Dividera med kX(x)T(t)</text:p>
      <text:p text:style-name="P1"/>
      <text:p text:style-name="P1"><draw:frame draw:style-name="fr2" draw:name="Object27" text:anchor-type="as-char" svg:width="6.248cm" svg:height="1.064cm" draw:z-index="19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1"><draw:frame draw:style-name="fr2" draw:name="Object28" text:anchor-type="as-char" svg:width="3.738cm" svg:height="1.125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  <text:p text:style-name="P1"/>
      <text:p text:style-name="P2"><text:span text:style-name="T3">λ &gt; 0, λ = µ², µ </text:span>∈ ℝ<text:span text:style-name="T3">:</text:span></text:p>
      <text:p text:style-name="P1"/>
      <text:p text:style-name="P1"><text:tab/>X''(x) – µ² X(x) = 0</text:p>
      <text:p text:style-name="P1"/>
      <text:p text:style-name="P1"><text:tab/>Lösningarna ges av</text:p>
      <text:p text:style-name="P1"/>
      <text:p text:style-name="P2"><text:span text:style-name="T3"><text:tab/><text:tab/>X(x) = A</text:span><text:span text:style-name="T2">1</text:span><text:span text:style-name="T3">e</text:span><text:span text:style-name="T4">µx</text:span><text:span text:style-name="T3"> + B</text:span><text:span text:style-name="T2">1</text:span><text:span text:style-name="T3">e</text:span><text:span text:style-name="T4">–µx</text:span></text:p>
      <text:p text:style-name="P1"/>
      <text:p text:style-name="P1"/>
      <text:p text:style-name="P1">λ = 0:</text:p>
      <text:p text:style-name="P1"/>
      <text:p text:style-name="P1"><text:tab/>X''(x) = 0</text:p>
      <text:p text:style-name="P1"><text:tab/></text:p>
      <text:p text:style-name="P2"><text:span text:style-name="T3"><text:tab/>X(x) = A</text:span><text:span text:style-name="T2">2</text:span><text:span text:style-name="T3">x + B</text:span><text:span text:style-name="T2">2</text:span></text:p>
      <text:p text:style-name="P1"/>
      <text:p text:style-name="P3">λ &lt; 0, λ = –µ², µ ∈ ℝ:</text:p>
      <text:p text:style-name="P1"/>
      <text:p text:style-name="P1"><text:tab/>X''(x) + µ² X(x) = 0</text:p>
      <text:p text:style-name="P1"/>
      <text:p text:style-name="P2"><text:span text:style-name="T3"><text:tab/>X(x) = A</text:span><text:span text:style-name="T2">3</text:span><text:span text:style-name="T3"> cos µx + B</text:span><text:span text:style-name="T2">3</text:span><text:span text:style-name="T3"> sin µx</text:span></text:p>
      <text:p text:style-name="P1"/>
      <text:p text:style-name="P1"/>
      <text:p text:style-name="P1">Substitutionen ger att randvilloren kan skrivas</text:p>
      <text:p text:style-name="P1"/>
      <text:p text:style-name="P2"><text:span text:style-name="T3"><text:tab/></text:span><text:span text:style-name="T3"><draw:frame draw:style-name="fr2" draw:name="Object29" text:anchor-type="as-char" svg:width="5.156cm" svg:height="1.048cm" draw:z-index="29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1"/>
      <text:p text:style-name="P2"><text:span text:style-name="T3"><text:tab/></text:span><text:span text:style-name="T3"><draw:frame draw:style-name="fr2" draw:name="Object30" text:anchor-type="as-char" svg:width="5.128cm" svg:height="1.048cm" draw:z-index="30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"/>
      <text:p text:style-name="P1">Dessa samband skall stämma för alla t.</text:p>
      <text:p text:style-name="P1"/>
      <text:p text:style-name="P1">Detta innebär att: 0 = X'(0), 0 = X'(L).</text:p>
      <text:p text:style-name="P1"/>
      <text:p text:style-name="P1"/>
      <text:p text:style-name="P1"/>
      <text:p text:style-name="P1"/>
      <text:p text:style-name="P1">λ &gt; 0:</text:p>
      <text:p text:style-name="P1"/>
      <text:p text:style-name="P2"><text:span text:style-name="T3"><text:tab/>X'(x) = µ · (A</text:span><text:span text:style-name="T2">1</text:span><text:span text:style-name="T3"> e</text:span><text:span text:style-name="T4">µx</text:span><text:span text:style-name="T3"> – B</text:span><text:span text:style-name="T2">1</text:span><text:span text:style-name="T3"> e</text:span><text:span text:style-name="T4">–µx</text:span><text:span text:style-name="T3">)</text:span></text:p>
      <text:p text:style-name="P1"/>
      <text:p text:style-name="P2"><text:span text:style-name="T3"><text:tab/></text:span><text:span text:style-name="T3"><draw:frame draw:style-name="fr2" draw:name="Object31" text:anchor-type="as-char" svg:width="5.823cm" svg:height="1.318cm" draw:z-index="31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"/>
      <text:p text:style-name="P2"><text:span text:style-name="T3"><text:tab/>A</text:span><text:span text:style-name="T2">1</text:span><text:span text:style-name="T3"> = B</text:span><text:span text:style-name="T2">1</text:span><text:span text:style-name="T3"> = 0</text:span></text:p>
      <text:p text:style-name="P1"/>
      <text:p text:style-name="P1"><text:tab/>Endast den triviala lösningarna µ = 0</text:p>
      <text:p text:style-name="P1"/>
      <text:p text:style-name="P1"/>
      <text:p text:style-name="P1"/>
      <text:p text:style-name="P1">λ = 0:</text:p>
      <text:p text:style-name="P1"/>
      <text:p text:style-name="P2"><text:span text:style-name="T3"><text:tab/>X'(x) = A</text:span><text:span text:style-name="T2">2</text:span></text:p>
      <text:p text:style-name="P1"/>
      <text:p text:style-name="P2"><text:span text:style-name="T3"><text:tab/></text:span><text:span text:style-name="T3"><draw:frame draw:style-name="fr2" draw:name="Object32" text:anchor-type="as-char" svg:width="7.848cm" svg:height="1.259cm" draw:z-index="39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"/>
      <text:p text:style-name="P2"><text:span text:style-name="T3"><text:tab/>X(x) = B</text:span><text:span text:style-name="T2">2</text:span></text:p>
      <text:p text:style-name="P1"/>
      <text:p text:style-name="P2"><text:span text:style-name="T3"><text:tab/>T(t) = C</text:span><text:span text:style-name="T2">2</text:span></text:p>
      <text:p text:style-name="P1"/>
      <text:p text:style-name="P3">λ &lt; 0:</text:p>
      <text:p text:style-name="P1"/>
      <text:p text:style-name="P2"><text:span text:style-name="T3"><text:tab/>X'(x) = µ · (–A</text:span><text:span text:style-name="T2">3</text:span><text:span text:style-name="T3"> sin µx – B</text:span><text:span text:style-name="T2">3</text:span><text:span text:style-name="T3"> cos µx)</text:span></text:p>
      <text:p text:style-name="P1"/>
      <text:p text:style-name="P2"><text:span text:style-name="T3"><text:tab/></text:span><text:span text:style-name="T3"><draw:frame draw:style-name="fr2" draw:name="Object33" text:anchor-type="as-char" svg:width="7.848cm" svg:height="1.259cm" draw:z-index="23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"/>
      <text:p text:style-name="P2"><text:span text:style-name="T3"><text:tab/>B</text:span><text:span text:style-name="T2">3</text:span><text:span text:style-name="T3"> = 0</text:span></text:p>
      <text:p text:style-name="P1"/>
      <text:p text:style-name="P2"><text:span text:style-name="T3"><text:tab/>A</text:span><text:span text:style-name="T2">3</text:span><text:span text:style-name="T3"> sin µL =0</text:span></text:p>
      <text:p text:style-name="P1"/>
      <text:p text:style-name="P1"><text:tab/>Icke-triviala lösningar erhålles då µL = nπ, n ∈ ℤ</text:p>
      <text:p text:style-name="P1"/>
      <text:p text:style-name="P1"/>
      <text:p text:style-name="P1"/>
      <text:p text:style-name="P1"><draw:frame draw:style-name="fr2" draw:name="Object34" text:anchor-type="as-char" svg:width="3.778cm" svg:height="1.048cm" draw:z-index="32"><draw:object xlink:href="./Object 34" xlink:type="simple" xlink:show="embed" xlink:actuate="onLoad"/><draw:image xlink:href="./ObjectReplacements/Object 34" xlink:type="simple" xlink:show="embed" xlink:actuate="onLoad"/></draw:frame></text:p>
      <text:p text:style-name="P1"/>
      <text:p text:style-name="P1"><draw:frame draw:style-name="fr2" draw:name="Object35" text:anchor-type="as-char" svg:width="3.489cm" svg:height="1.558cm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1"/>
      <text:p text:style-name="P1"/>
      <text:p text:style-name="P1"><draw:frame draw:style-name="fr2" draw:name="Object36" text:anchor-type="as-char" svg:width="9.119cm" svg:height="1.316cm" draw:z-index="34"><draw:object xlink:href="./Object 36" xlink:type="simple" xlink:show="embed" xlink:actuate="onLoad"/><draw:image xlink:href="./ObjectReplacements/Object 36" xlink:type="simple" xlink:show="embed" xlink:actuate="onLoad"/></draw:frame></text:p>
      <text:p text:style-name="P1"/>
      <text:p text:style-name="P1"><draw:frame draw:style-name="fr2" draw:name="Object37" text:anchor-type="as-char" svg:width="7.311cm" svg:height="1.316cm" draw:z-index="35"><draw:object xlink:href="./Object 37" xlink:type="simple" xlink:show="embed" xlink:actuate="onLoad"/><draw:image xlink:href="./ObjectReplacements/Object 37" xlink:type="simple" xlink:show="embed" xlink:actuate="onLoad"/></draw:frame></text:p>
      <text:p text:style-name="P1"/>
      <text:p text:style-name="P1"/>
      <text:p text:style-name="P1"/>
      <text:p text:style-name="P1">Begynnelsevillkoret ger:</text:p>
      <text:p text:style-name="P1"/>
      <text:p text:style-name="P2"><text:span text:style-name="T3"><text:tab/></text:span><text:span text:style-name="T3"><draw:frame draw:style-name="fr2" draw:name="Object38" text:anchor-type="as-char" svg:width="6.909cm" svg:height="1.157cm" draw:z-index="36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1"/>
      <text:p text:style-name="P2"><text:span text:style-name="T3"><text:tab/></text:span><text:span text:style-name="T3"><draw:frame draw:style-name="fr2" draw:name="Object39" text:anchor-type="as-char" svg:width="3.413cm" svg:height="1.531cm" draw:z-index="37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"/>
      <text:p text:style-name="P2"><text:span text:style-name="T3"><text:tab/></text:span><text:span text:style-name="T3"><draw:frame draw:style-name="fr2" draw:name="Object40" text:anchor-type="as-char" svg:width="5.246cm" svg:height="1.531cm" draw:z-index="38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0H43M24S</meta:editing-duration>
    <meta:editing-cycles>23</meta:editing-cycles>
    <meta:generator>OpenOffice.org/3.1$Win32 OpenOffice.org_project/310m19$Build-9420</meta:generator>
    <dc:date>2010-10-16T17:05:20.04</dc:date>
    <dc:creator>Mattias </dc:creator>
    <meta:document-statistic meta:table-count="0" meta:image-count="0" meta:object-count="40" meta:page-count="6" meta:paragraph-count="85" meta:word-count="330" meta:character-count="15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text>{</math:mtext>
      <math:mn>1</math:mn>
      <math:mtext>}</math:mtext>
      <math:mrow>
        <math:mi/>
        <math:mo math:stretchy="false">∪</math:mo>
        <math:mi/>
      </math:mrow>
      <math:mfenced math:open="" math:close="">
        <math:mrow>
          <math:mrow>
            <math:munderover>
              <math:mo math:stretchy="false">∐</math:mo>
              <math:mrow>
                <math:mi math:fontstyle="normal">i</math:mi>
                <math:mo math:stretchy="false">=</math:mo>
                <math:mn>1</math:mn>
              </math:mrow>
              <math:mi math:fontstyle="normal">n</math:mi>
            </math:munderover>
            <math:mi>cos</math:mi>
          </math:mrow>
          <math:mfrac>
            <math:mrow>
              <math:mi>iπx</math:mi>
            </math:mrow>
            <math:mrow>
              <math:mi math:fontstyle="normal">p</math:mi>
            </math:mrow>
          </math:mfrac>
        </math:mrow>
      </math:mfenced>
      <math:mrow>
        <math:mi/>
        <math:mo math:stretchy="false">∪</math:mo>
        <math:mi/>
      </math:mrow>
      <math:mfenced math:open="" math:close="">
        <math:mrow>
          <math:mrow>
            <math:munderover>
              <math:mo math:stretchy="false">∐</math:mo>
              <math:mrow>
                <math:mi math:fontstyle="normal">i</math:mi>
                <math:mo math:stretchy="false">=</math:mo>
                <math:mn>1</math:mn>
              </math:mrow>
              <math:mi math:fontstyle="normal">n</math:mi>
            </math:munderover>
            <math:mi>sin</math:mi>
          </math:mrow>
          <math:mfrac>
            <math:mrow>
              <math:mi>iπx</math:mi>
            </math:mrow>
            <math:mrow>
              <math:mi math:fontstyle="normal">p</math:mi>
            </math:mrow>
          </math:mfrac>
        </math:mrow>
      </math:mfenced>
    </math:mrow>
    <math:annotation math:encoding="StarMath 5.0">"{" 1 "}" `union` left ( coprod from {i = 1} to n cos {{alignc iπx} over {alignc p}} right ) `union` left ( coprod from {i = 1} to n sin {{alignc iπx} over {alignc p}} right 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enced math:open="" math:close="">
            <math:mrow>
              <math:msub>
                <math:mi math:fontstyle="normal">b</math:mi>
                <math:mi math:fontstyle="normal">n</math:mi>
              </math:msub>
              <math:mi/>
              <math:mi>sin</math:mi>
              <math:mi/>
              <math:mfrac>
                <math:mrow>
                  <math:mi>nπx</math:mi>
                </math:mrow>
                <math:mrow>
                  <math:mi math:fontstyle="normal">p</math:mi>
                </math:mrow>
              </math:mfrac>
            </math:mrow>
          </math:mfenced>
        </math:mrow>
      </math:mrow>
    </math:mrow>
    <math:annotation math:encoding="StarMath 5.0">ƒ(x) = sum from {n = 1} to infinity left ( b_n `sin` {{alignc nπx} over {alignc p}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b_n = {{alignc 2} over {alignc p}} {size *1.25 int from 0 to p ""} ƒ(x) `sin` {{alignc nπx} over {alignc p}}`` dx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 math:fontstyle="normal">ƒ</math:mi>
          <math:mrow>
            <math:mrow>
              <math:mo math:stretchy="false">(</math:mo>
              <math:msup>
                <math:mi math:fontstyle="normal">x</math:mi>
                <math:mtext>–</math:mtext>
              </math:msup>
              <math:mo math:stretchy="false">)</math:mo>
            </math:mrow>
            <math:mo math:stretchy="false">+</math:mo>
            <math:mi math:fontstyle="normal">ƒ</math:mi>
          </math:mrow>
          <math:mrow>
            <math:mo math:stretchy="false">(</math:mo>
            <math:msup>
              <math:mi math:fontstyle="normal">x</math:mi>
              <math:mtext>+</math:mtext>
            </math:msup>
            <math:mo math:stretchy="false">)</math:mo>
          </math:mrow>
        </math:mrow>
      </math:mrow>
      <math:mrow>
        <math:mn>2</math:mn>
      </math:mrow>
    </math:mfrac>
    <math:annotation math:encoding="StarMath 5.0">{{alignc ƒ(x^"–") + ƒ(x^"+")} over {alignc 2}}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π</math:mi>
              </math:mrow>
              <math:mi math:fontstyle="normal">π</math:mi>
            </math:munderover>
            <math:mtext/>
          </math:mrow>
        </math:mrow>
      </math:mstyle>
      <math:mrow>
        <math:mo math:stretchy="false">(</math:mo>
        <math:mrow>
          <math:mi math:fontstyle="normal">x</math:mi>
          <math:mo math:stretchy="false">+</math:mo>
          <math:mi math:fontstyle="normal">π</math:mi>
        </math:mrow>
        <math:mo math:stretchy="false">)</math:mo>
      </math:mrow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row>
          <math:mo math:stretchy="false">(</math:mo>
          <math:mrow>
            <math:mn>0</math:mn>
            <math:mo math:stretchy="false">+</math:mo>
            <math:mi>π2π</math:mi>
          </math:mrow>
          <math:mo math:stretchy="false">)</math:mo>
        </math:mrow>
        <math:mo math:stretchy="false">=</math:mo>
        <math:mn>2π</math:mn>
      </math:mrow>
    </math:mrow>
    <math:annotation math:encoding="StarMath 5.0">a_0 = {{alignc 1} over {alignc π}} {size *1.25 int from -π to π ""} (x + π) dx = {{alignc 1} over {alignc π}} (0 + π2π) = 2π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π</math:mi>
              </math:mrow>
              <math:mi math:fontstyle="normal">π</math:mi>
            </math:munderover>
            <math:mtext/>
          </math:mrow>
        </math:mrow>
      </math:mstyle>
      <math:mrow>
        <math:mo math:stretchy="false">(</math:mo>
        <math:mrow>
          <math:mi math:fontstyle="normal">x</math:mi>
          <math:mo math:stretchy="false">+</math:mo>
          <math:mi math:fontstyle="normal">π</math:mi>
        </math:mrow>
        <math:mo math:stretchy="false">)</math:mo>
      </math:mrow>
      <math:mi/>
      <math:mi>cos</math:mi>
      <math:mi/>
      <math:mi>nx</math:mi>
      <math:mi/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fenced math:open="" math:close="">
          <math:mrow>
            <math:mrow>
              <math:msubsup>
                <math:mfenced math:open="[" math:close="]">
                  <math:mrow>
                    <math:mrow>
                      <math:mo math:stretchy="false">(</math:mo>
                      <math:mrow>
                        <math:mi math:fontstyle="normal">x</math:mi>
                        <math:mo math:stretchy="false">+</math:mo>
                        <math:mi math:fontstyle="normal">π</math:mi>
                      </math:mrow>
                      <math:mo math:stretchy="false">)</math:mo>
                    </math:mrow>
                    <math:mfrac>
                      <math:mrow>
                        <math:mrow>
                          <math:mi>sin</math:mi>
                          <math:mi/>
                          <math:mi>nx</math:mi>
                        </math:mrow>
                      </math:mrow>
                      <math:mrow>
                        <math:mi math:fontstyle="normal">n</math:mi>
                      </math:mrow>
                    </math:mfrac>
                  </math:mrow>
                </math:mfenced>
                <math:mrow>
                  <math:mo math:stretchy="false">−</math:mo>
                  <math:mi math:fontstyle="normal">π</math:mi>
                </math:mrow>
                <math:mi math:fontstyle="normal">π</math:mi>
              </math:msubsup>
              <math:mo math:stretchy="false">−</math:mo>
              <math:mstyle math:fontsize="125%">
                <math:mrow>
                  <math:mrow>
                    <math:munderover>
                      <math:mo math:stretchy="false">∫</math:mo>
                      <math:mrow>
                        <math:mo math:stretchy="false">−</math:mo>
                        <math:mi math:fontstyle="normal">π</math:mi>
                      </math:mrow>
                      <math:mi math:fontstyle="normal">π</math:mi>
                    </math:munderover>
                    <math:mtext/>
                  </math:mrow>
                </math:mrow>
              </math:mstyle>
            </math:mrow>
            <math:mfrac>
              <math:mrow>
                <math:mrow>
                  <math:mi>sin</math:mi>
                  <math:mi/>
                  <math:mi>nx</math:mi>
                </math:mrow>
              </math:mrow>
              <math:mrow>
                <math:mi math:fontstyle="normal">n</math:mi>
              </math:mrow>
            </math:mfrac>
            <math:mi>dx</math:mi>
          </math:mrow>
        </math:mfenced>
        <math:mo math:stretchy="false">=</math:mo>
        <math:mtext/>
      </math:mrow>
    </math:mrow>
    <math:annotation math:encoding="StarMath 5.0">a_n = {{alignc 1} over {alignc π}} {size *1.25 int from -π to π ""} (x + π) `cos `nx ``dx = {{alignc 1} over {alignc π}} left ( left [ (x + π) {{alignc sin `nx} over {alignc n}} right ] sup π sub -π - {size *1.25 int from -π to π ""} {{alignc sin `nx} over {alignc n}} dx right ) = ""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row>
          <math:mo math:stretchy="false">−</math:mo>
          <math:mfrac>
            <math:mrow>
              <math:mn>1</math:mn>
            </math:mrow>
            <math:mrow>
              <math:mi math:fontstyle="normal">π</math:mi>
            </math:mrow>
          </math:mfrac>
        </math:mrow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π</math:mi>
              </math:mrow>
              <math:mi math:fontstyle="normal">π</math:mi>
            </math:munderover>
            <math:mtext/>
          </math:mrow>
        </math:mrow>
      </math:mstyle>
      <math:munder>
        <math:munder math:accent="true">
          <math:mfrac>
            <math:mrow>
              <math:mrow>
                <math:mi>sin</math:mi>
                <math:mi/>
                <math:mi>nx</math:mi>
              </math:mrow>
            </math:mrow>
            <math:mrow>
              <math:mi math:fontstyle="normal">n</math:mi>
            </math:mrow>
          </math:mfrac>
          <math:mo math:stretchy="false"></math:mo>
        </math:munder>
        <math:mtext>udda</math:mtext>
      </math:munder>
      <math:mrow>
        <math:mi>dx</math:mi>
        <math:mo math:stretchy="false">=</math:mo>
        <math:mn>0,</math:mn>
      </math:mrow>
      <math:mi/>
      <math:mrow>
        <math:mo math:stretchy="false">(</math:mo>
        <math:mrow>
          <math:mi math:fontstyle="normal">n</math:mi>
          <math:mo math:stretchy="false">≠</math:mo>
          <math:mn>0</math:mn>
        </math:mrow>
        <math:mo math:stretchy="false">)</math:mo>
      </math:mrow>
    </math:mrow>
    <math:annotation math:encoding="StarMath 5.0">"" = -{{alignc 1} over {alignc π}} {size *1.25 int from -π to π ""} {{{{alignc sin `nx} over {alignc n}}} underbrace {"udda"}} dx = 0, ~~~~ ( n &lt;&gt; 0 )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π</math:mi>
              </math:mrow>
              <math:mi math:fontstyle="normal">π</math:mi>
            </math:munderover>
            <math:mtext/>
          </math:mrow>
        </math:mrow>
      </math:mstyle>
      <math:mrow>
        <math:mo math:stretchy="false">(</math:mo>
        <math:mrow>
          <math:mi math:fontstyle="normal">x</math:mi>
          <math:mo math:stretchy="false">+</math:mo>
          <math:mi math:fontstyle="normal">π</math:mi>
        </math:mrow>
        <math:mo math:stretchy="false">)</math:mo>
      </math:mrow>
      <math:mi/>
      <math:mi>sin</math:mi>
      <math:mi/>
      <math:mi>nx</math:mi>
      <math:mi/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fenced math:open="" math:close="">
          <math:mrow>
            <math:mrow>
              <math:msubsup>
                <math:mfenced math:open="[" math:close="]">
                  <math:mrow>
                    <math:mrow>
                      <math:mo math:stretchy="false">(</math:mo>
                      <math:mrow>
                        <math:mi math:fontstyle="normal">x</math:mi>
                        <math:mo math:stretchy="false">+</math:mo>
                        <math:mi math:fontstyle="normal">π</math:mi>
                      </math:mrow>
                      <math:mo math:stretchy="false">)</math:mo>
                    </math:mrow>
                    <math:mfrac>
                      <math:mrow>
                        <math:mrow>
                          <math:mrow>
                            <math:mo math:stretchy="false">−</math:mo>
                            <math:mi>cos</math:mi>
                          </math:mrow>
                          <math:mi/>
                          <math:mi>nx</math:mi>
                        </math:mrow>
                      </math:mrow>
                      <math:mrow>
                        <math:mi math:fontstyle="normal">n</math:mi>
                      </math:mrow>
                    </math:mfrac>
                  </math:mrow>
                </math:mfenced>
                <math:mrow>
                  <math:mo math:stretchy="false">−</math:mo>
                  <math:mi math:fontstyle="normal">π</math:mi>
                </math:mrow>
                <math:mi math:fontstyle="normal">π</math:mi>
              </math:msubsup>
              <math:mo math:stretchy="false">+</math:mo>
              <math:mstyle math:fontsize="125%">
                <math:mrow>
                  <math:mrow>
                    <math:munderover>
                      <math:mo math:stretchy="false">∫</math:mo>
                      <math:mrow>
                        <math:mo math:stretchy="false">−</math:mo>
                        <math:mi math:fontstyle="normal">π</math:mi>
                      </math:mrow>
                      <math:mi math:fontstyle="normal">π</math:mi>
                    </math:munderover>
                    <math:mtext/>
                  </math:mrow>
                </math:mrow>
              </math:mstyle>
            </math:mrow>
            <math:mfrac>
              <math:mrow>
                <math:mrow>
                  <math:mi>cos</math:mi>
                  <math:mi/>
                  <math:mi>nx</math:mi>
                </math:mrow>
              </math:mrow>
              <math:mrow>
                <math:mi math:fontstyle="normal">n</math:mi>
              </math:mrow>
            </math:mfrac>
            <math:mi>dx</math:mi>
          </math:mrow>
        </math:mfenced>
        <math:mo math:stretchy="false">=</math:mo>
        <math:mtext/>
      </math:mrow>
    </math:mrow>
    <math:annotation math:encoding="StarMath 5.0">b_n = {{alignc 1} over {alignc π}} {size *1.25 int from -π to π ""} (x + π) `sin` nx ``dx = {{alignc 1} over {alignc π}} left ( left [ (x + π) {{alignc -cos `nx} over {alignc n}} right ] sup π sub -π + {size *1.25 int from -π to π ""} {{alignc cos `nx} over {alignc n}} dx right ) = ""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o math:stretchy="false">(</math:mo>
        <math:mn>2π</math:mn>
        <math:mo math:stretchy="false">)</math:mo>
      </math:mrow>
      <math:mrow>
        <math:mfrac>
          <math:mrow>
            <math:mrow>
              <math:mrow>
                <math:mo math:stretchy="false">−</math:mo>
                <math:mi>cos</math:mi>
              </math:mrow>
              <math:mi/>
              <math:mi>nx</math:mi>
            </math:mrow>
          </math:mrow>
          <math:mrow>
            <math:mi math:fontstyle="normal">n</math:mi>
          </math:mrow>
        </math:mfrac>
        <math:mo math:stretchy="false">+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subsup>
          <math:mfenced math:open="[" math:close="]">
            <math:mfrac>
              <math:mrow>
                <math:mrow>
                  <math:mi>sin</math:mi>
                  <math:mi/>
                  <math:mi>nx</math:mi>
                </math:mrow>
              </math:mrow>
              <math:mrow>
                <math:msup>
                  <math:mi math:fontstyle="normal">n</math:mi>
                  <math:mn>2</math:mn>
                </math:msup>
              </math:mrow>
            </math:mfrac>
          </math:mfenced>
          <math:mrow>
            <math:mo math:stretchy="false">−</math:mo>
            <math:mi math:fontstyle="normal">π</math:mi>
          </math:mrow>
          <math:mi math:fontstyle="normal">π</math:mi>
        </math:msubsup>
        <math:mo math:stretchy="false">=</math:mo>
        <math:mrow>
          <math:mo math:stretchy="false">−</math:mo>
          <math:mfrac>
            <math:mrow>
              <math:mn>2π</math:mn>
            </math:mrow>
            <math:mrow>
              <math:mrow>
                <math:mi math:fontstyle="normal">π</math:mi>
                <math:mi math:fontstyle="normal">n</math:mi>
              </math:mrow>
            </math:mrow>
          </math:mfrac>
        </math:mrow>
      </math:mrow>
      <math:mi/>
      <math:mi>cos</math:mi>
      <math:mi/>
      <math:mrow>
        <math:mrow>
          <math:mi>nx</math:mi>
          <math:mo math:stretchy="false">+</math:mo>
          <math:mn>0</math:mn>
        </math:mrow>
        <math:mo math:stretchy="false">=</math:mo>
        <math:mfrac>
          <math:mrow>
            <math:mrow>
              <math:mn>2</math:mn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row>
                  <math:mi math:fontstyle="normal">n</math:mi>
                  <math:mo math:stretchy="false">+</math:mo>
                  <math:mn>1</math:mn>
                </math:mrow>
              </math:msup>
            </math:mrow>
          </math:mrow>
          <math:mrow>
            <math:mi math:fontstyle="normal">n</math:mi>
          </math:mrow>
        </math:mfrac>
      </math:mrow>
    </math:mrow>
    <math:annotation math:encoding="StarMath 5.0">"" = {{alignc 1} over {alignc π}} (2π) {{alignc -cos `nx} over {alignc n}} + {{alignc 1} over {alignc π}} left [ {{alignc sin `nx} over {alignc n^2}} right ] sup π sub -π = -{{alignc 2π} over {alignc π n}} `cos` nx + 0 = {{alignc 2(-1)^{n+1}} over {alignc n}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ƒ</math:mi>
        <math:mo math:stretchy="false">~</math:mo>
        <math:mrow>
          <math:mi math:fontstyle="normal">π</math:mi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rac>
              <math:mrow>
                <math:mrow>
                  <math:mn>2</math:mn>
                  <math:msup>
                    <math:mrow>
                      <math:mo math:stretchy="false">(</math:mo>
                      <math:mrow>
                        <math:mo math:stretchy="false">−</math:mo>
                        <math:mn>1</math:mn>
                      </math:mrow>
                      <math:mo math:stretchy="false">)</math:mo>
                    </math:mrow>
                    <math:mrow>
                      <math:mi math:fontstyle="normal">n</math:mi>
                      <math:mo math:stretchy="false">+</math:mo>
                      <math:mn>1</math:mn>
                    </math:mrow>
                  </math:msup>
                </math:mrow>
              </math:mrow>
              <math:mrow>
                <math:mi math:fontstyle="normal">n</math:mi>
              </math:mrow>
            </math:mfrac>
          </math:mrow>
        </math:mrow>
      </math:mrow>
      <math:mi/>
      <math:mi>sin</math:mi>
      <math:mi/>
      <math:mi>nx</math:mi>
    </math:mrow>
    <math:annotation math:encoding="StarMath 5.0">ƒ sim π + sum from {n = 1} to infinity {{alignc 2(-1)^{n + 1}} over {alignc n}} `sin` nx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enced math:open="" math:close="">
            <math:mrow>
              <math:msub>
                <math:mi math:fontstyle="normal">a</math:mi>
                <math:mi math:fontstyle="normal">n</math:mi>
              </math:msub>
              <math:mi/>
              <math:mi>cos</math:mi>
              <math:mi/>
              <math:mfrac>
                <math:mrow>
                  <math:mi>anπt</math:mi>
                </math:mrow>
                <math:mrow>
                  <math:mi math:fontstyle="normal">L</math:mi>
                </math:mrow>
              </math:mfrac>
              <math:mrow>
                <math:mi/>
                <math:mo math:stretchy="false">+</math:mo>
                <math:mi/>
              </math:mrow>
              <math:msub>
                <math:mi math:fontstyle="normal">b</math:mi>
                <math:mi math:fontstyle="normal">n</math:mi>
              </math:msub>
              <math:mi/>
              <math:mi>sin</math:mi>
              <math:mi/>
              <math:mfrac>
                <math:mrow>
                  <math:mi>anπt</math:mi>
                </math:mrow>
                <math:mrow>
                  <math:mi math:fontstyle="normal">L</math:mi>
                </math:mrow>
              </math:mfrac>
            </math:mrow>
          </math:mfenced>
        </math:mrow>
      </math:mrow>
      <math:mi/>
      <math:mi>sin</math:mi>
      <math:mi/>
      <math:mfrac>
        <math:mrow>
          <math:mi>nπx</math:mi>
        </math:mrow>
        <math:mrow>
          <math:mi math:fontstyle="normal">L</math:mi>
        </math:mrow>
      </math:mfrac>
    </math:mrow>
    <math:annotation math:encoding="StarMath 5.0">u(x;`t) = sum from {n = 1} to infinity left ( a_n `cos` {{alignc anπt} over {alignc L}}`` +`` b_n `sin` {{alignc anπt} over {alignc L}} right ) `sin` {{alignc nπx} over {alignc L}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(</math:mo>
          <math:mrow>
            <math:msub>
              <math:mi math:fontstyle="normal">ƒ</math:mi>
              <math:mn>1</math:mn>
            </math:msub>
            <math:mi math:fontstyle="normal">;</math:mi>
            <math:mi/>
            <math:msub>
              <math:mi math:fontstyle="normal">ƒ</math:mi>
              <math:mn>2</math:mn>
            </math:msub>
          </math:mrow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i math:fontstyle="normal">p</math:mi>
                </math:mrow>
                <math:mi math:fontstyle="normal">p</math:mi>
              </math:munderover>
              <math:mtext/>
            </math:mrow>
          </math:mrow>
        </math:mstyle>
      </math:mrow>
      <math:msub>
        <math:mi math:fontstyle="normal">ƒ</math:mi>
        <math:mn>1</math:mn>
      </math:msub>
      <math:mrow>
        <math:mrow>
          <math:mo math:stretchy="false">(</math:mo>
          <math:mi math:fontstyle="normal">x</math:mi>
          <math:mo math:stretchy="false">)</math:mo>
        </math:mrow>
        <math:mo math:stretchy="false">⋅</math:mo>
        <math:msub>
          <math:mi math:fontstyle="normal">ƒ</math:mi>
          <math:mn>2</math:mn>
        </math:msub>
      </math:mrow>
      <math:mrow>
        <math:mo math:stretchy="false">(</math:mo>
        <math:mi math:fontstyle="normal">x</math:mi>
        <math:mo math:stretchy="false">)</math:mo>
      </math:mrow>
      <math:mi>dx</math:mi>
    </math:mrow>
    <math:annotation math:encoding="StarMath 5.0">(ƒ_1 ;` ƒ_2) = {size *1.25 int from -p to p ""} ƒ_1(x) cdot ƒ_2(x) dx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</math:mrow>
        <math:mrow>
          <math:mrow>
            <math:mo math:stretchy="false">∂</math:mo>
            <math:mi math:fontstyle="normal">t</math:mi>
          </math:mrow>
        </math:mrow>
      </math:mfrac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row>
              <math:mi>anπ</math:mi>
            </math:mrow>
            <math:mrow>
              <math:mi math:fontstyle="normal">L</math:mi>
            </math:mrow>
          </math:mfrac>
        </math:mrow>
      </math:mrow>
      <math:mfenced math:open="" math:close="">
        <math:mrow>
          <math:msub>
            <math:mi math:fontstyle="normal">b</math:mi>
            <math:mi math:fontstyle="normal">n</math:mi>
          </math:msub>
          <math:mi/>
          <math:mi>cos</math:mi>
          <math:mi/>
          <math:mfrac>
            <math:mrow>
              <math:mi>anπt</math:mi>
            </math:mrow>
            <math:mrow>
              <math:mi math:fontstyle="normal">L</math:mi>
            </math:mrow>
          </math:mfrac>
          <math:mrow>
            <math:mi/>
            <math:mo math:stretchy="false">−</math:mo>
            <math:mi/>
          </math:mrow>
          <math:msub>
            <math:mi math:fontstyle="normal">a</math:mi>
            <math:mi math:fontstyle="normal">n</math:mi>
          </math:msub>
          <math:mi/>
          <math:mi>sin</math:mi>
          <math:mi/>
          <math:mfrac>
            <math:mrow>
              <math:mi>anπt</math:mi>
            </math:mrow>
            <math:mrow>
              <math:mi math:fontstyle="normal">L</math:mi>
            </math:mrow>
          </math:mfrac>
        </math:mrow>
      </math:mfenced>
      <math:mi/>
      <math:mi>sin</math:mi>
      <math:mi/>
      <math:mfrac>
        <math:mrow>
          <math:mi>nπx</math:mi>
        </math:mrow>
        <math:mrow>
          <math:mi math:fontstyle="normal">L</math:mi>
        </math:mrow>
      </math:mfrac>
    </math:mrow>
    <math:annotation math:encoding="StarMath 5.0">{{alignc partial} over {alignc partial t}} u(x;`t) = sum from {n = 1} to infinity {{alignc anπ} over {alignc L}} left ( b_n `cos` {{alignc anπt} over {alignc L}} ``-`` a_n `sin` {{alignc anπt} over {alignc L}} right ) ` sin ` {{alignc nπx} over {alignc L}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b</math:mi>
            <math:mi math:fontstyle="normal">n</math:mi>
          </math:msub>
        </math:mrow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  <math:mi math:fontstyle="normal">,</math:mi>
      <math:mi/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ƒ(x) = sum from {n = 1} to infinity b_n `sin` {{alignc nπx} over {alignc p}}, ~~~ b_n = {{alignc 2} over {alignc p}} {size *1.25 int from 0 to p ""} ƒ(x) `sin` {{alignc nπx} over {alignc p}} ``dx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a</math:mi>
            <math:mi math:fontstyle="normal">n</math:mi>
          </math:msub>
        </math:mrow>
      </math:mrow>
      <math:mi/>
      <math:mi>sin</math:mi>
      <math:mi/>
      <math:mrow>
        <math:mfrac>
          <math:mrow>
            <math:mi>nπx</math:mi>
          </math:mrow>
          <math:mrow>
            <math:mi math:fontstyle="normal">L</math:mi>
          </math:mrow>
        </math:mfrac>
        <math:mo math:stretchy="false">=</math:mo>
        <math:munder>
          <math:munder math:accent="true">
            <math:mrow>
              <math:mfrac>
                <math:mrow>
                  <math:mn>1</math:mn>
                </math:mrow>
                <math:mrow>
                  <math:mn>4</math:mn>
                </math:mrow>
              </math:mfrac>
              <math:mi math:fontstyle="normal">x</math:mi>
              <math:mrow>
                <math:mo math:stretchy="false">(</math:mo>
                <math:mrow>
                  <math:mi math:fontstyle="normal">L</math:mi>
                  <math:mo math:stretchy="false">−</math:mo>
                  <math:mi math:fontstyle="normal">x</math:mi>
                </math:mrow>
                <math:mo math:stretchy="false">)</math:mo>
              </math:mrow>
            </math:mrow>
            <math:mo math:stretchy="false"></math:mo>
          </math:munder>
          <math:mtext>Givet</math:mtext>
        </math:munder>
      </math:mrow>
    </math:mrow>
    <math:annotation math:encoding="StarMath 5.0">u(x;`0) = sum from {n = 1} to infinity a_n `sin` {{alignc nπx} over {alignc L}} = {{{{alignc 1} over {alignc 4}} x (L - x)} underbrace {"Givet"}}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</math:mrow>
        <math:mrow>
          <math:mrow>
            <math:mo math:stretchy="false">∂</math:mo>
            <math:mi math:fontstyle="normal">t</math:mi>
          </math:mrow>
        </math:mrow>
      </math:mfrac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row>
              <math:mi>anπ</math:mi>
            </math:mrow>
            <math:mrow>
              <math:mi math:fontstyle="normal">L</math:mi>
            </math:mrow>
          </math:mfrac>
        </math:mrow>
      </math:mrow>
      <math:msub>
        <math:mi math:fontstyle="normal">b</math:mi>
        <math:mi math:fontstyle="normal">n</math:mi>
      </math:msub>
      <math:mi/>
      <math:mi>sin</math:mi>
      <math:mi/>
      <math:mrow>
        <math:mrow>
          <math:mfrac>
            <math:mrow>
              <math:mi>nπx</math:mi>
            </math:mrow>
            <math:mrow>
              <math:mi math:fontstyle="normal">L</math:mi>
            </math:mrow>
          </math:mfrac>
          <math:mo math:stretchy="false">=</math:mo>
          <math:mtext>{Givet}</math:mtext>
        </math:mrow>
        <math:mo math:stretchy="false">=</math:mo>
        <math:mn>0</math:mn>
      </math:mrow>
    </math:mrow>
    <math:annotation math:encoding="StarMath 5.0">{{alignc partial} over {alignc partial t}} u(x;`0) = sum from {n = 1} to infinity {{alignc anπ} over {alignc L}} b_n `sin` {{alignc nπx} over {alignc L}} = "{Givet}" = 0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L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L</math:mi>
            </math:munderover>
            <math:mtext/>
          </math:mrow>
        </math:mrow>
      </math:mstyle>
      <math:mfrac>
        <math:mrow>
          <math:mn>1</math:mn>
        </math:mrow>
        <math:mrow>
          <math:mn>4</math:mn>
        </math:mrow>
      </math:mfrac>
      <math:mi math:fontstyle="normal">x</math:mi>
      <math:mrow>
        <math:mo math:stretchy="false">(</math:mo>
        <math:mrow>
          <math:mi math:fontstyle="normal">L</math:mi>
          <math:mo math:stretchy="false">−</math:mo>
          <math:mi math:fontstyle="normal">x</math:mi>
        </math:mrow>
        <math:mo math:stretchy="false">)</math:mo>
      </math:mrow>
      <math:mi/>
      <math:mi>sin</math:mi>
      <math:mi/>
      <math:mfrac>
        <math:mrow>
          <math:mi>nπx</math:mi>
        </math:mrow>
        <math:mrow>
          <math:mi math:fontstyle="normal">L</math:mi>
        </math:mrow>
      </math:mfrac>
      <math:mi/>
      <math:mrow>
        <math:mi>dx</math:mi>
        <math:mo math:stretchy="false">=</math:mo>
        <math:mtext>{slut…}</math:mtext>
      </math:mrow>
    </math:mrow>
    <math:annotation math:encoding="StarMath 5.0">a_n = {{alignc 2} over {alignc L}} {size *1.25 int from 0 to L ""} {{alignc 1} over {alignc 4}} x (L - x) `sin` {{alignc nπx} over {alignc L}} ``dx = "{slut…}"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normal">k</math:mi>
      <math:mrow>
        <math:mfrac>
          <math:mrow>
            <math:mrow>
              <math:msup>
                <math:mo math:stretchy="false">∂</math:mo>
                <math:mn>2</math:mn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x</math:mi>
                <math:mn>2</math:mn>
              </math:msup>
            </math:mrow>
          </math:mrow>
        </math:mfrac>
        <math:mo math:stretchy="false">=</math:mo>
        <math:mfrac>
          <math:mrow>
            <math:mrow>
              <math:mo math:stretchy="false">∂</math:mo>
              <math:mi math:fontstyle="normal">u</math:mi>
            </math:mrow>
          </math:mrow>
          <math:mrow>
            <math:mrow>
              <math:mo math:stretchy="false">∂</math:mo>
              <math:mi math:fontstyle="normal">t</math:mi>
            </math:mrow>
          </math:mrow>
        </math:mfrac>
      </math:mrow>
    </math:mrow>
    <math:annotation math:encoding="StarMath 5.0">k {{alignc partial^2 u} over {alignc partial x^2}} = {{alignc partial u} over {alignc partial t}}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frac>
                <math:mrow>
                  <math:mo math:stretchy="false">∂</math:mo>
                </math:mrow>
                <math:mrow>
                  <math:mrow>
                    <math:mo math:stretchy="false">∂</math:mo>
                    <math:mi math:fontstyle="normal">x</math:mi>
                  </math:mrow>
                </math:mrow>
              </math:mfrac>
              <math:mi math:fontstyle="normal">u</math:mi>
              <math:mrow>
                <math:mrow>
                  <math:mo math:stretchy="false">(</math:mo>
                  <math:mrow>
                    <math:mn>0</math:mn>
                    <math:mi math:fontstyle="normal">;</math:mi>
                    <math:mi/>
                    <math:mi math:fontstyle="normal">t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frac>
                <math:mrow>
                  <math:mo math:stretchy="false">∂</math:mo>
                </math:mrow>
                <math:mrow>
                  <math:mrow>
                    <math:mo math:stretchy="false">∂</math:mo>
                    <math:mi math:fontstyle="normal">x</math:mi>
                  </math:mrow>
                </math:mrow>
              </math:mfrac>
              <math:mi math:fontstyle="normal">u</math:mi>
              <math:mrow>
                <math:mrow>
                  <math:mo math:stretchy="false">(</math:mo>
                  <math:mrow>
                    <math:mi math:fontstyle="normal">L</math:mi>
                    <math:mi math:fontstyle="normal">;</math:mi>
                    <math:mi/>
                    <math:mi math:fontstyle="normal">t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{

left lbrace stack{

alignl {{alignc partial} over {alignc partial x}} u(0;`t) = 0
#
alignl {{alignc partial} over {alignc partial x}} u(L;`t) = 0

} right none

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row>
                <math:mi math:fontstyle="normal">X</math:mi>
                <math:mi math:fontstyle="normal">'</math:mi>
                <math:mi math:fontstyle="normal">'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  <math:mrow>
              <math:mrow>
                <math:mi math:fontstyle="normal">X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  <math:mo math:stretchy="false">=</math:mo>
          <math:mfrac>
            <math:mrow>
              <math:mrow>
                <math:mi math:fontstyle="normal">T</math:mi>
                <math:mi math:fontstyle="normal">'</math:mi>
                <math:mrow>
                  <math:mo math:stretchy="false">(</math:mo>
                  <math:mi math:fontstyle="normal">t</math:mi>
                  <math:mo math:stretchy="false">)</math:mo>
                </math:mrow>
              </math:mrow>
            </math:mrow>
            <math:mrow>
              <math:mrow>
                <math:mi>kT</math:mi>
                <math:mrow>
                  <math:mo math:stretchy="false">(</math:mo>
                  <math:mi math:fontstyle="normal">t</math:mi>
                  <math:mo math:stretchy="false">)</math:mo>
                </math:mrow>
              </math:mrow>
            </math:mrow>
          </math:mfrac>
        </math:mrow>
        <math:mo math:stretchy="false">=</math:mo>
        <math:mtext>“konstant”</math:mtext>
      </math:mrow>
      <math:mo math:stretchy="false">=</math:mo>
      <math:mi math:fontstyle="normal">λ</math:mi>
    </math:mrow>
    <math:annotation math:encoding="StarMath 5.0">{{alignc X''(x)} over {alignc X(x)}} = {{alignc T'(t)} over {alignc kT(t)}} = "“konstant”" = λ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i math:fontstyle="normal">'</math:mi>
              <math:mi math:fontstyle="normal">'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−</math:mo>
                <math:mi>λX</math:mi>
              </math:mrow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i math:fontstyle="normal">T</math:mi>
              <math:mi math:fontstyle="normal">'</math:mi>
              <math:mrow>
                <math:mrow>
                  <math:mo math:stretchy="false">(</math:mo>
                  <math:mi math:fontstyle="normal">t</math:mi>
                  <math:mo math:stretchy="false">)</math:mo>
                </math:mrow>
                <math:mo math:stretchy="false">−</math:mo>
                <math:mi>λkT</math:mi>
              </math:mrow>
              <math:mrow>
                <math:mrow>
                  <math:mo math:stretchy="false">(</math:mo>
                  <math:mi math:fontstyle="normal">t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left lbrace stack{

alignl X''(x) - λX(x) = 0
#
alignl T'(t) - λkT(t) = 0

} right none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rac>
          <math:mrow>
            <math:mo math:stretchy="false">∂</math:mo>
          </math:mrow>
          <math:mrow>
            <math:mrow>
              <math:mo math:stretchy="false">∂</math:mo>
              <math:mi math:fontstyle="normal">x</math:mi>
            </math:mrow>
          </math:mrow>
        </math:mfrac>
      </math:mrow>
      <math:mi math:fontstyle="normal">u</math:mi>
      <math:mrow>
        <math:mrow>
          <math:mo math:stretchy="false">(</math:mo>
          <math:mrow>
            <math:mn>0</math:mn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 math:fontstyle="normal">X</math:mi>
      </math:mrow>
      <math:mi math:fontstyle="normal">'</math:mi>
      <math:mrow>
        <math:mo math:stretchy="false">(</math:mo>
        <math:mn>0</math:mn>
        <math:mo math:stretchy="false">)</math:mo>
      </math:mrow>
      <math:mi math:fontstyle="normal">T</math:mi>
      <math:mrow>
        <math:mo math:stretchy="false">(</math:mo>
        <math:mi math:fontstyle="normal">t</math:mi>
        <math:mo math:stretchy="false">)</math:mo>
      </math:mrow>
    </math:mrow>
    <math:annotation math:encoding="StarMath 5.0">0 = {{alignc partial} over {alignc partial x}} u(0;`t) = X'(0)T(t)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sub>
                  <math:mi math:fontstyle="normal">a</math:mi>
                  <math:mi math:fontstyle="normal">n</math:mi>
                </math:msub>
                <math:mi/>
                <math:mi>cos</math:mi>
                <math:mi/>
                <math:mfrac>
                  <math:mrow>
                    <math:mi>nπx</math:mi>
                  </math:mrow>
                  <math:mrow>
                    <math:mi math:fontstyle="normal">p</math:mi>
                  </math:mrow>
                </math:mfrac>
                <math:mrow>
                  <math:mi/>
                  <math:mo math:stretchy="false">+</math:mo>
                  <math:mi/>
                </math:mrow>
                <math:msub>
                  <math:mi math:fontstyle="normal">b</math:mi>
                  <math:mi math:fontstyle="normal">n</math:mi>
                </math:msub>
                <math:mi/>
                <math:mi>sin</math:mi>
                <math:mi/>
                <math:mfrac>
                  <math:mrow>
                    <math:mi>nπx</math:mi>
                  </math:mrow>
                  <math:mrow>
                    <math:mi math:fontstyle="normal">p</math:mi>
                  </math:mrow>
                </math:mfrac>
              </math:mrow>
            </math:mfenced>
          </math:mrow>
        </math:mrow>
      </math:mrow>
    </math:mrow>
    <math:annotation math:encoding="StarMath 5.0">ƒ(x) = {{alignc a_0} over {alignc 2}} + sum from {n = 1} to infinity left ( a_n `cos` {{alignc nπx} over {alignc p}} ``+`` b_n `sin` {{alignc nπx} over {alignc p}} right )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rac>
          <math:mrow>
            <math:mo math:stretchy="false">∂</math:mo>
          </math:mrow>
          <math:mrow>
            <math:mrow>
              <math:mo math:stretchy="false">∂</math:mo>
              <math:mi math:fontstyle="normal">x</math:mi>
            </math:mrow>
          </math:mrow>
        </math:mfrac>
      </math:mrow>
      <math:mi math:fontstyle="normal">u</math:mi>
      <math:mrow>
        <math:mrow>
          <math:mo math:stretchy="false">(</math:mo>
          <math:mrow>
            <math:mi math:fontstyle="normal">L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 math:fontstyle="normal">X</math:mi>
      </math:mrow>
      <math:mi math:fontstyle="normal">'</math:mi>
      <math:mrow>
        <math:mo math:stretchy="false">(</math:mo>
        <math:mi math:fontstyle="normal">L</math:mi>
        <math:mo math:stretchy="false">)</math:mo>
      </math:mrow>
      <math:mi math:fontstyle="normal">T</math:mi>
      <math:mrow>
        <math:mo math:stretchy="false">(</math:mo>
        <math:mi math:fontstyle="normal">t</math:mi>
        <math:mo math:stretchy="false">)</math:mo>
      </math:mrow>
    </math:mrow>
    <math:annotation math:encoding="StarMath 5.0">0 = {{alignc partial} over {alignc partial x}} u(L;`t) = X'(L)T(t)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row>
                      <math:msub>
                        <math:mi math:fontstyle="normal">A</math:mi>
                        <math:mn>1</math:mn>
                      </math:msub>
                      <math:mo math:stretchy="false">−</math:mo>
                      <math:msub>
                        <math:mi math:fontstyle="normal">B</math:mi>
                        <math:mn>1</math:mn>
                      </math:msub>
                    </math:mrow>
                    <math:mo math:stretchy="false">)</math:mo>
                  </math:mrow>
                </math:mrow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i math:fontstyle="normal">L</math:mi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row>
                      <math:msub>
                        <math:mi math:fontstyle="normal">A</math:mi>
                        <math:mn>1</math:mn>
                      </math:msub>
                      <math:mrow>
                        <math:msup>
                          <math:mi math:fontstyle="normal">e</math:mi>
                          <math:mi>Lμ</math:mi>
                        </math:msup>
                        <math:mo math:stretchy="false">−</math:mo>
                        <math:msub>
                          <math:mi math:fontstyle="normal">B</math:mi>
                          <math:mn>1</math:mn>
                        </math:msub>
                      </math:mrow>
                      <math:msup>
                        <math:mi math:fontstyle="normal">e</math:mi>
                        <math:mrow>
                          <math:mo math:stretchy="false">−</math:mo>
                          <math:mi>Lμ</math:mi>
                        </math:mrow>
                      </math:msup>
                    </math:mrow>
                    <math:mo math:stretchy="false">)</math:mo>
                  </math:mrow>
                </math:mrow>
              </math:mrow>
            </math:mrow>
          </math:mrow>
        </math:mtr>
      </math:mtable>
    </math:mrow>
    <math:annotation math:encoding="StarMath 5.0">left lbrace stack{

alignl 0 = X'(0) = μ cdot (A_1 - B_1)
#
alignl 0 = X'(L) = μ cdot (A_1 e^{Lμ} - B_1 e^{-Lμ})

} right none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sub>
                      <math:mi math:fontstyle="normal">B</math:mi>
                      <math:mn>3</math:mn>
                    </math:msub>
                    <math:mo math:stretchy="false">)</math:mo>
                  </math:mrow>
                </math:mrow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i math:fontstyle="normal">L</math:mi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row>
                      <math:mrow>
                        <math:mo math:stretchy="false">−</math:mo>
                        <math:msub>
                          <math:mi math:fontstyle="normal">A</math:mi>
                          <math:mn>3</math:mn>
                        </math:msub>
                      </math:mrow>
                      <math:mi/>
                      <math:mi>sin</math:mi>
                      <math:mi/>
                      <math:mi>μL</math:mi>
                      <math:mrow>
                        <math:mi/>
                        <math:mo math:stretchy="false">+</math:mo>
                        <math:mi/>
                      </math:mrow>
                      <math:msub>
                        <math:mi math:fontstyle="normal">B</math:mi>
                        <math:mn>3</math:mn>
                      </math:msub>
                      <math:mi/>
                      <math:mi>cos</math:mi>
                      <math:mi/>
                      <math:mi>μL</math:mi>
                    </math:mrow>
                    <math:mo math:stretchy="false">)</math:mo>
                  </math:mrow>
                </math:mrow>
              </math:mrow>
            </math:mrow>
          </math:mrow>
        </math:mtr>
      </math:mtable>
    </math:mrow>
    <math:annotation math:encoding="StarMath 5.0">
left lbrace stack{

alignl 0 = X'(0) = μ cdot (B_3)
#
alignl 0 = X'(L) = μ cdot (-A_3 `sin` μL ``+`` B_3 `cos` μL)

} right none
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sub>
                      <math:mi math:fontstyle="normal">B</math:mi>
                      <math:mn>3</math:mn>
                    </math:msub>
                    <math:mo math:stretchy="false">)</math:mo>
                  </math:mrow>
                </math:mrow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i math:fontstyle="normal">L</math:mi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row>
                      <math:mrow>
                        <math:mo math:stretchy="false">−</math:mo>
                        <math:msub>
                          <math:mi math:fontstyle="normal">A</math:mi>
                          <math:mn>3</math:mn>
                        </math:msub>
                      </math:mrow>
                      <math:mi/>
                      <math:mi>sin</math:mi>
                      <math:mi/>
                      <math:mi>μL</math:mi>
                      <math:mrow>
                        <math:mi/>
                        <math:mo math:stretchy="false">+</math:mo>
                        <math:mi/>
                      </math:mrow>
                      <math:msub>
                        <math:mi math:fontstyle="normal">B</math:mi>
                        <math:mn>3</math:mn>
                      </math:msub>
                      <math:mi/>
                      <math:mi>cos</math:mi>
                      <math:mi/>
                      <math:mi>μL</math:mi>
                    </math:mrow>
                    <math:mo math:stretchy="false">)</math:mo>
                  </math:mrow>
                </math:mrow>
              </math:mrow>
            </math:mrow>
          </math:mrow>
        </math:mtr>
      </math:mtable>
    </math:mrow>
    <math:annotation math:encoding="StarMath 5.0">left lbrace stack{

alignl 0 = X'(0) = μ cdot (B_3)
#
alignl 0 = X'(L) = μ cdot (-A_3 `sin `μL ``+`` B_3 `cos` μL)

} right none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A</math:mi>
          <math:mn>3</math:mn>
        </math:msub>
      </math:mrow>
      <math:mi/>
      <math:mi>cos</math:mi>
      <math:mi/>
      <math:mfrac>
        <math:mrow>
          <math:mi>nπx</math:mi>
        </math:mrow>
        <math:mrow>
          <math:mi math:fontstyle="normal">L</math:mi>
        </math:mrow>
      </math:mfrac>
    </math:mrow>
    <math:annotation math:encoding="StarMath 5.0">X(x) = A_3 `cos` {{alignc nπx} over {alignc L}}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C</math:mi>
          <math:mn>3</math:mn>
        </math:msub>
      </math:mrow>
      <math:msup>
        <math:mi math:fontstyle="normal">e</math:mi>
        <math:mrow>
          <math:mover>
            <math:mover math:accent="true">
              <math:mrow>
                <math:mo math:stretchy="false">−</math:mo>
                <math:msup>
                  <math:mfenced math:open="" math:close="">
                    <math:mfrac>
                      <math:mrow>
                        <math:mi>nπx</math:mi>
                      </math:mrow>
                      <math:mrow>
                        <math:mi math:fontstyle="normal">L</math:mi>
                      </math:mrow>
                    </math:mfrac>
                  </math:mfenced>
                  <math:mstyle math:fontsize="150%">
                    <math:mrow>
                      <math:mn>2</math:mn>
                    </math:mrow>
                  </math:mstyle>
                </math:msup>
              </math:mrow>
              <math:mo math:stretchy="false"></math:mo>
            </math:mover>
            <math:mstyle math:fontsize="200%">
              <math:mrow>
                <math:mrow>
                  <math:mo math:stretchy="false">λ</math:mo>
                  <math:mo math:stretchy="false">=</math:mo>
                  <math:mrow>
                    <math:mo math:stretchy="false">−</math:mo>
                    <math:msup>
                      <math:mi math:fontstyle="normal">μ</math:mi>
                      <math:mstyle math:fontsize="125%">
                        <math:mrow>
                          <math:mn>2</math:mn>
                        </math:mrow>
                      </math:mstyle>
                    </math:msup>
                  </math:mrow>
                </math:mrow>
              </math:mrow>
            </math:mstyle>
          </math:mover>
          <math:mi>kt</math:mi>
        </math:mrow>
      </math:msup>
    </math:mrow>
    <math:annotation math:encoding="StarMath 5.0">T(t) = C_3 e^{

{{- left ( {{alignc nπx} over {alignc L}} right )^{size *1.5 2}} overbrace
{size *2 {%lambda = - μ^{size *1.25 2}}}}

kt}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ub>
          <math:mi math:fontstyle="normal">B</math:mi>
          <math:mn>2</math:mn>
        </math:msub>
      </math:mrow>
      <math:mrow>
        <math:msub>
          <math:mi math:fontstyle="normal">C</math:mi>
          <math:mn>2</math:mn>
        </math:msub>
        <math:mo math:stretchy="false">+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row>
              <math:mo math:stretchy="false">(</math:mo>
              <math:mrow>
                <math:msub>
                  <math:mi math:fontstyle="normal">A</math:mi>
                  <math:mn>3</math:mn>
                </math:msub>
                <math:msub>
                  <math:mi math:fontstyle="normal">C</math:mi>
                  <math:mn>3</math:mn>
                </math:msub>
              </math:mrow>
              <math:mo math:stretchy="false">)</math:mo>
            </math:mrow>
            <math:mi math:fontstyle="normal">n</math:mi>
          </math:msub>
        </math:mrow>
      </math:mrow>
      <math:mi/>
      <math:mi>cos</math:mi>
      <math:mi/>
      <math:mfrac>
        <math:mrow>
          <math:mi>nπx</math:mi>
        </math:mrow>
        <math:mrow>
          <math:mi math:fontstyle="normal">L</math:mi>
        </math:mrow>
      </math:mfrac>
      <math:mi/>
      <math:mrow>
        <math:msup>
          <math:mi math:fontstyle="normal">e</math:mi>
          <math:mrow>
            <math:mrow>
              <math:mo math:stretchy="false">−</math:mo>
              <math:msup>
                <math:mfenced math:open="" math:close="">
                  <math:mfrac>
                    <math:mrow>
                      <math:mi>nπ</math:mi>
                    </math:mrow>
                    <math:mrow>
                      <math:mi math:fontstyle="normal">L</math:mi>
                    </math:mrow>
                  </math:mfrac>
                </math:mfenced>
                <math:mn>2</math:mn>
              </math:msup>
            </math:mrow>
            <math:mi>kt</math:mi>
          </math:mrow>
        </math:msup>
        <math:mo math:stretchy="false">=</math:mo>
        <math:mtext/>
      </math:mrow>
    </math:mrow>
    <math:annotation math:encoding="StarMath 5.0">u(x;`t) = B_2 C_2 + sum from {n = 1} to infinity
(A_3 C_3)_n ``cos` {{alignc nπx} over {alignc L}}
``e^{- left ( {{alignc nπ} over {alignc L}} right )^2 kt} = ""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row>
                <math:mi math:fontstyle="normal">u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t</math:mi>
                  </math:mrow>
                  <math:mo math:stretchy="false">)</math:mo>
                </math:mrow>
              </math:mrow>
            </math:mrow>
          </math:mstyle>
        </math:mphantom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frac>
        <math:mrow>
          <math:mi>nπx</math:mi>
        </math:mrow>
        <math:mrow>
          <math:mi math:fontstyle="normal">L</math:mi>
        </math:mrow>
      </math:mfrac>
      <math:mi/>
      <math:msup>
        <math:mi math:fontstyle="normal">e</math:mi>
        <math:mrow>
          <math:mrow>
            <math:mo math:stretchy="false">−</math:mo>
            <math:msup>
              <math:mfenced math:open="" math:close="">
                <math:mfrac>
                  <math:mrow>
                    <math:mi>nπ</math:mi>
                  </math:mrow>
                  <math:mrow>
                    <math:mi math:fontstyle="normal">L</math:mi>
                  </math:mrow>
                </math:mfrac>
              </math:mfenced>
              <math:mstyle math:fontsize="150%">
                <math:mrow>
                  <math:mn>2</math:mn>
                </math:mrow>
              </math:mstyle>
            </math:msup>
          </math:mrow>
          <math:mi>kt</math:mi>
        </math:mrow>
      </math:msup>
    </math:mrow>
    <math:annotation math:encoding="StarMath 5.0">phantom {u(x;`t)} = {{alignc a_0} over {alignc 2}} + sum from {n = 1} to infinity
a_n ``cos` {{alignc nπx} over {alignc L}}``
e^{- left ( {{alignc nπ} over {alignc L}} right )^{size *1.5 2} kt}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i math:fontstyle="normal">u</math:mi>
      </math:mrow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frac>
        <math:mrow>
          <math:mi>nπx</math:mi>
        </math:mrow>
        <math:mrow>
          <math:mi math:fontstyle="normal">L</math:mi>
        </math:mrow>
      </math:mfrac>
    </math:mrow>
    <math:annotation math:encoding="StarMath 5.0">ƒ(x) = u(x;`0) = {{alignc a_0} over {alignc 2}} + sum from {n = 1} to infinity
a_n `cos` {{alignc nπx} over {alignc L}}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2</math:mn>
          </math:mrow>
          <math:mrow>
            <math:mi math:fontstyle="normal">L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L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dx</math:mi>
    </math:mrow>
    <math:annotation math:encoding="StarMath 5.0">a_0 = {{alignc 2} over {alignc L}} {size *1.25 int from 0 to L ""} ƒ(x) `` dx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>dx</math:mi>
    </math:mrow>
    <math:annotation math:encoding="StarMath 5.0">a_0 = {{alignc 1} over {alignc p}} {size *1.25 int from -p to p ""} ƒ(x) dx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L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L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row>
          <math:mi>nπx</math:mi>
        </math:mrow>
        <math:mrow>
          <math:mi math:fontstyle="normal">L</math:mi>
        </math:mrow>
      </math:mfrac>
      <math:mi/>
      <math:mi>dx</math:mi>
    </math:mrow>
    <math:annotation math:encoding="StarMath 5.0">a_n = {{alignc 2} over {alignc L}} {size *1.25 int from 0 to L ""} ƒ(x) `cos` {{alignc nπx} over {alignc L}} ``dx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a_n = {{alignc 1} over {alignc p}} {size *1.25 int from -p to p ""} ƒ(x) `cos` {{alignc nπx} over {alignc p}} ``dx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b_n = {{alignc 1} over {alignc p}} {size *1.25 int from -p to p ""} ƒ(x) `sin` {{alignc nπx} over {alignc p}} ``dx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sub>
                  <math:mi math:fontstyle="normal">a</math:mi>
                  <math:mi math:fontstyle="normal">n</math:mi>
                </math:msub>
                <math:mi/>
                <math:mi>cos</math:mi>
                <math:mi/>
                <math:mfrac>
                  <math:mrow>
                    <math:mi>nπx</math:mi>
                  </math:mrow>
                  <math:mrow>
                    <math:mi math:fontstyle="normal">p</math:mi>
                  </math:mrow>
                </math:mfrac>
              </math:mrow>
            </math:mfenced>
          </math:mrow>
        </math:mrow>
      </math:mrow>
    </math:mrow>
    <math:annotation math:encoding="StarMath 5.0">ƒ(x) = {{alignc a_0} over {alignc 2}} + sum from {n = 1} to infinity left ( a_n `cos` {{alignc nπx} over {alignc p}} right )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dx</math:mi>
    </math:mrow>
    <math:annotation math:encoding="StarMath 5.0">a_0 = {{alignc 2} over {alignc p}} {size *1.25 int from 0 to p ""} ƒ(x)` dx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a_n = {{alignc 2} over {alignc p}} {size *1.25 int from -p to p ""} ƒ(x) `cos` {{alignc nπx} over {alignc p}}`` dx
</math:annotation>
  </math:semantics>
</math:math>
</file>